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-come-o-come-immanuel-slides-page1.png" manifest:media-type="image/png"/>
  <manifest:file-entry manifest:full-path="Pictures/o-come-o-come-immanuel-slides-page2.png" manifest:media-type="image/png"/>
  <manifest:file-entry manifest:full-path="Pictures/o-come-o-come-immanuel-slides-page3.png" manifest:media-type="image/png"/>
  <manifest:file-entry manifest:full-path="Pictures/o-come-o-come-immanuel-slides-page4.png" manifest:media-type="image/png"/>
  <manifest:file-entry manifest:full-path="Pictures/o-come-o-come-immanuel-slides-page5.png" manifest:media-type="image/png"/>
  <manifest:file-entry manifest:full-path="Pictures/o-come-o-come-immanuel-slides-page6.png" manifest:media-type="image/png"/>
  <manifest:file-entry manifest:full-path="Pictures/o-come-o-come-immanuel-slides-page7.png" manifest:media-type="image/png"/>
  <manifest:file-entry manifest:full-path="Pictures/o-come-o-come-immanuel-slides-page8.png" manifest:media-type="image/png"/>
  <manifest:file-entry manifest:full-path="Pictures/o-come-o-come-immanuel-slides-page9.png" manifest:media-type="image/png"/>
  <manifest:file-entry manifest:full-path="Pictures/o-come-o-come-immanuel-slides-page10.png" manifest:media-type="image/png"/>
  <manifest:file-entry manifest:full-path="Pictures/o-come-o-come-immanuel-slides-page11.png" manifest:media-type="image/png"/>
  <manifest:file-entry manifest:full-path="Pictures/o-come-o-come-immanuel-slides-page12.png" manifest:media-type="image/png"/>
  <manifest:file-entry manifest:full-path="Pictures/o-come-o-come-immanuel-slides-page13.png" manifest:media-type="image/png"/>
  <manifest:file-entry manifest:full-path="Pictures/o-come-o-come-immanuel-slides-page14.png" manifest:media-type="image/png"/>
  <manifest:file-entry manifest:full-path="Pictures/o-come-o-come-immanuel-slides-page1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1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1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